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00a" officeooo:paragraph-rsid="001e700a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 file structure</text:p>
      <text:p text:style-name="P1"/>
      <text:p text:style-name="P1">- src</text:p>
      <text:p text:style-name="P1"><text:tab/>- booking</text:p>
      <text:p text:style-name="P1"><text:tab/><text:tab/>-success_booking.jsx and scss</text:p>
      <text:p text:style-name="P1"><text:tab/>- components</text:p>
      <text:p text:style-name="P1"><text:tab/><text:tab/>- myHostingForm.jsx and scss</text:p>
      <text:p text:style-name="P1"><text:tab/><text:tab/>- myProperties.jsx and scss</text:p>
      <text:p text:style-name="P1"><text:tab/><text:tab/>- paidBookings.jsx</text:p>
      <text:p text:style-name="P1"><text:tab/><text:tab/>- unpaidBookings.jsx</text:p>
      <text:p text:style-name="P1"><text:tab/>- login</text:p>
      <text:p text:style-name="P1"><text:tab/><text:tab/>- index.jsx</text:p>
      <text:p text:style-name="P1"><text:tab/><text:tab/>- login.jsx</text:p>
      <text:p text:style-name="P1"><text:tab/><text:tab/>- loginWidget.jsx</text:p>
      <text:p text:style-name="P1"><text:tab/><text:tab/>- signupWidget.jsx</text:p>
      <text:p text:style-name="P1"><text:tab/>- my</text:p>
      <text:p text:style-name="P1"><text:span text:style-name="T1"><text:tab/><text:tab/>-</text:span> hostHomes.jsx</text:p>
      <text:p text:style-name="P1"><text:tab/><text:tab/>- property_bookings.jsx</text:p>
      <text:p text:style-name="P1"><text:tab/><text:tab/>- show_myBookings.jsx and scss</text:p>
      <text:p text:style-name="P1"><text:tab/>- property</text:p>
      <text:p text:style-name="P1"><text:tab/><text:tab/>- bookingWidget.jsx</text:p>
      <text:p text:style-name="P1"><text:tab/><text:tab/>- index.jsx</text:p>
      <text:p text:style-name="P1"><text:tab/><text:tab/>- property.jsx and scss</text:p>
      <text:p text:style-name="P1"><text:tab/>- utils</text:p>
      <text:p text:style-name="P1"><text:tab/><text:tab/>- fetchHelper</text:p>
      <text:p text:style-name="P1"><text:tab/>- home.jsx, home.scss</text:p>
      <text:p text:style-name="P1"><text:tab/>- layout.jsx, layout.sc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3:32:41.934282251</meta:creation-date>
    <dc:date>2020-09-14T13:40:13.236812498</dc:date>
    <meta:editing-duration>PT7M31S</meta:editing-duration>
    <meta:editing-cycles>1</meta:editing-cycles>
    <meta:document-statistic meta:table-count="0" meta:image-count="0" meta:object-count="0" meta:page-count="1" meta:paragraph-count="26" meta:word-count="64" meta:character-count="476" meta:non-whitespace-character-count="398"/>
    <meta:generator>LibreOffice/6.4.5.2$Linux_X86_64 LibreOffice_project/40$Build-2</meta:generator>
  </office:meta>
</office:document-meta>
</file>